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57cm"/>
    </style:style>
    <style:style style:name="co4" style:family="table-column">
      <style:table-column-properties fo:break-before="auto" style:column-width="3.103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#language</text:p>
          </table:table-cell>
          <table:table-cell table:style-name="ce2" office:value-type="string">
            <text:p>default</text:p>
          </table:table-cell>
          <table:table-cell office:value-type="string">
            <text:p>en_us</text:p>
          </table:table-cell>
          <table:table-cell office:value-type="string">
            <text:p>fr_fr</text:p>
          </table:table-cell>
          <table:table-cell office:value-type="string">
            <text:p>la</text:p>
          </table:table-cell>
          <table:table-cell/>
        </table:table-row>
        <table:table-row table:style-name="ro1">
          <table:table-cell table:style-name="ce1"/>
          <table:table-cell table:style-name="ce3" office:value-type="string">
            <text:p>summer</text:p>
          </table:table-cell>
          <table:table-cell table:style-name="ce1" office:value-type="string">
            <text:p>夏</text:p>
          </table:table-cell>
          <table:table-cell table:style-name="ce3" office:value-type="string">
            <text:p>Summer</text:p>
          </table:table-cell>
          <table:table-cell table:style-name="ce3" office:value-type="string">
            <text:p>Été</text:p>
          </table:table-cell>
          <table:table-cell table:style-name="ce3" office:value-type="string">
            <text:p>Aestas</text:p>
          </table:table-cell>
          <table:table-cell table:style-name="ce1"/>
        </table:table-row>
        <table:table-row table:style-name="ro1">
          <table:table-cell/>
          <table:table-cell office:value-type="string">
            <text:p>iae</text:p>
          </table:table-cell>
          <table:table-cell office:value-type="string">
            <text:p>賽は投げられた</text:p>
          </table:table-cell>
          <table:table-cell office:value-type="string">
            <text:p>The die is cast</text:p>
          </table:table-cell>
          <table:table-cell office:value-type="string">
            <text:p>Le sort en est jeté</text:p>
          </table:table-cell>
          <table:table-cell office:value-type="string">
            <text:p>Iacta alea est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2015/12/07</text:date>, <text:time>14:4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4:48:29.92</dc:date>
    <meta:editing-cycles>14</meta:editing-cycles>
    <meta:editing-duration>P23DT23H2M47S</meta:editing-duration>
    <meta:generator>OpenOffice/4.1.1$Win32 OpenOffice.org_project/411m6$Build-9775</meta:generator>
    <meta:document-statistic meta:table-count="1" meta:cell-count="15" meta:object-count="0"/>
  </office:meta>
</office:document-meta>
</file>